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&amp;_END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HIEVO:boss3help&amp;_ALIGNGOOD:1&amp;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SHIFTY:5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SHIFTY:4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SHIFTY:5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SHIFTY:4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ALIGNGOOD:1.5&amp;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ALIGNGOOD:-1.5&amp;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CHIEVO:abuelita&amp;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CHIEVO:abuelita&amp;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_CHIEVO:stonehenge&amp;_GIVE:chestnut,20&amp;_TEXT:mushManNorm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CHIEVO:stonehenge&amp;_GIVE:lotus,20&amp;_TEXT:mushManGood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SHIFTY:7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COMPLETEQUEST:theGoodSpanch&amp;_GIVE:spinach,100&amp;_TEXT:bmw(0-1)&amp;_END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SHIFTY:1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SHIFTY: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3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_TEXT:enterHQ4&amp;_END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_COMPLETEQUEST:talkedToReceptionist&amp;_TEXT:enterHQ(0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SHIFTY:0&amp;beckettBack_SETDIR:1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SETDIR:0&amp;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SETDIR:1&amp;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SETDIR:2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SETDIR:1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SETDIR:2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SETDIR:1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SETDIR:2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SETDIR:0&amp;beckettBack_SHIFTY:2&amp;_HISPEED&amp;beckettBack_MOVE:y10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SHIFTY:0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SHIFTY:1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?[{"q":"player.completedQuest('bigBot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STATE:[2,3,2,8,true]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nathanB_ANIMSTATE:[2,4,2,8,true]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nathanB_ISMOVING:false&amp;eaglia_ANIMSTATE:[0,5,2,8,true]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11</text:p>
          </table:table-cell>
          <table:table-cell office:value-type="string">
            <text:p>_CLEARTEXT&amp;nathanB_ANIMSTATE:[0,0,4,8]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2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SETDIR:0&amp;NewCop0_ANIMSTATE:[12,18,2,8,true]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SETDIR:3&amp;NewCop0_ANIMSTATE:[15,8,4,8,false]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SETDIR:0&amp;NewCop0_ANIMSTATE:[12,18,2,8,true]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SETDIR:3&amp;NewCop0_ANIMSTATE:[15,8,4,8,false]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2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SETDIR:1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SETDIR:2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SETDIR:1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SETDIR:3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SETDIR:2&amp;endNath_SHIFTY:0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STATE:[4,4,1,12,false]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SHIFTY:5&amp;table_ANIMSTATE:[0,8,8,36,true]&amp;_HIHISPEED&amp;table_MOVE:y0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SETDIR:1&amp;endNath_ANIMSTATE:[3,6,2,6,true]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SETDIR:1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SETDIR:0&amp;btn_ANIMSTATE:[5,0,1,12,false]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SETDIR:1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STATE:[3,7,2,4,true]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7},{"q":"player.techAxis &lt;= 0 &amp;&amp; player.ethicsAxis &lt; 0","v":4},{"q":"true","v":10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BLACKTEXT: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TEXT:naturalGood(1-6)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BLACKTEXT:naturalBad0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TEXT:naturalBad(1-6)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BLACKTEXT: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TEXT:industrialGood(1-6)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BLACKTEXT:industrialBad0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TEXT:industrialBad(1-6)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1/27/2018</text:date>, <text:time>22:1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1-27T22:14:24.48</dc:date>
    <dc:creator>Seab Dinch</dc:creator>
    <meta:editing-duration>P25DT15H29M4S</meta:editing-duration>
    <meta:editing-cycles>622</meta:editing-cycles>
    <meta:generator>OpenOffice/4.1.2$Win32 OpenOffice.org_project/412m3$Build-9782</meta:generator>
    <meta:document-statistic meta:table-count="3" meta:cell-count="1462" meta:object-count="0"/>
  </office:meta>
</office:document-meta>
</file>